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2" style:family="paragraph" style:parent-style-name="Standard" style:master-page-name="Standard">
      <style:paragraph-properties fo:margin-left="0cm" fo:margin-right="0cm" fo:text-align="start" style:justify-single-word="false" fo:text-indent="0cm" style:auto-text-indent="false" style:page-number="auto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draw:frame draw:style-name="fr1" draw:name="Objektum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hu" fo:country="H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fo:line-height="115%" fo:text-align="justify" style:justify-single-word="false" fo:text-indent="0cm" style:auto-text-indent="false" style:writing-mode="lr-tb">
        <style:tab-stops/>
      </style:paragraph-properties>
    </style:style>
    <style:style style:name="List" style:family="paragraph" style:default-outline-level="" style:class="list">
      <style:text-properties style:font-name="Times New Roman" fo:font-family="'Times New Roman'" style:font-family-generic="roman" style:font-pitch="variable" style:font-name-complex="Lucida Sans" style:font-family-complex="'Lucida Sans'" style:font-family-generic-complex="system" style:font-pitch-complex="variable"/>
    </style:style>
    <style:style style:name="Caption" style:family="paragraph" style:default-outline-level="" style:class="extra">
      <style:paragraph-properties fo:margin-top="0.212cm" fo:margin-bottom="0.212cm" text:number-lines="false" text:line-number="0"/>
      <style:text-properties style:font-name="Arial" fo:font-family="Arial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Arial" fo:font-family="Arial" style:font-family-generic="roman" style:font-pitch="variable"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1cm" fo:margin-bottom="0.247cm" fo:text-align="start" style:justify-single-word="false" style:writing-mode="lr-tb"/>
      <style:text-properties fo:text-transform="uppercase" fo:font-size="16pt" fo:font-weight="normal" style:font-size-asian="16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1cm" fo:margin-bottom="0.247cm" fo:text-align="start" style:justify-single-word="false" style:writing-mode="lr-tb"/>
      <style:text-properties fo:text-transform="uppercase" fo:font-size="14pt" fo:font-weight="normal" style:font-size-asian="14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01cm" fo:margin-bottom="0.247cm" fo:text-align="start" style:justify-single-word="false" style:writing-mode="lr-tb"/>
      <style:text-properties fo:font-variant="small-caps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01cm" fo:margin-bottom="0.247cm" fo:text-align="start" style:justify-single-word="false" style:writing-mode="lr-tb"/>
      <style:text-properties fo:font-size="14pt" fo:font-style="normal" fo:font-weight="normal" style:font-size-asian="14pt" style:font-style-asian="normal" style:font-weight-asian="normal" style:font-size-complex="13.5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501cm" fo:margin-bottom="0.247cm" fo:text-align="start" style:justify-single-word="false" style:writing-mode="lr-tb"/>
      <style:text-properties fo:font-variant="small-caps" fo:font-size="12pt" fo:font-weight="normal" style:font-size-asian="12pt" style:font-weight-asian="normal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501cm" fo:margin-bottom="0.247cm" fo:text-align="start" style:justify-single-word="false" style:writing-mode="lr-tb"/>
      <style:text-properties fo:font-variant="small-caps" fo:font-size="12pt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501cm" fo:margin-bottom="0.247cm" fo:text-align="start" style:justify-single-word="false" style:writing-mode="lr-tb"/>
      <style:text-properties fo:font-variant="small-caps" fo:font-size="12pt" fo:font-weight="normal" style:font-size-asian="12pt" style:font-weight-asian="normal" style:font-size-complex="11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501cm" fo:margin-bottom="0.247cm" fo:text-align="start" style:justify-single-word="false" style:writing-mode="lr-tb"/>
      <style:text-properties fo:font-variant="small-caps" fo:font-size="12pt" fo:font-style="normal" fo:font-weight="normal" style:font-size-asian="12pt" style:font-style-asian="normal" style:font-weight-asian="normal" style:font-size-complex="11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501cm" fo:margin-bottom="0.247cm" fo:text-align="start" style:justify-single-word="false" style:writing-mode="lr-tb"/>
      <style:text-properties fo:font-variant="small-caps" fo:font-size="12pt" fo:font-weight="normal" style:font-size-asian="12pt" style:font-weight-asian="normal" style:font-size-complex="10.5pt" style:font-weight-complex="normal"/>
    </style:style>
    <style:style style:name="Title" style:family="paragraph" style:parent-style-name="Heading" style:next-style-name="Text_20_body" style:default-outline-level="" style:class="chapter">
      <style:paragraph-properties fo:margin-top="0cm" fo:margin-bottom="0.499cm" fo:text-align="center" style:justify-single-word="false" style:writing-mode="lr-tb"/>
      <style:text-properties fo:font-variant="small-caps" fo:font-size="24pt" fo:font-weight="normal" style:font-size-asian="24pt" style:font-weight-asian="normal" style:font-size-complex="28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501cm" fo:margin-bottom="0.247cm" fo:text-align="center" style:justify-single-word="false" style:writing-mode="lr-tb"/>
      <style:text-properties fo:font-variant="small-caps" fo:font-size="18pt" style:font-size-asian="18pt" style:font-size-complex="18pt"/>
    </style:style>
    <style:style style:name="Alcím_20__28_kisbetűs_29_" style:display-name="Alcím (kisbetűs)" style:family="paragraph" style:parent-style-name="Heading" style:next-style-name="Text_20_body" style:default-outline-level="">
      <style:paragraph-properties fo:margin-top="0.501cm" fo:margin-bottom="0.247cm" fo:text-align="center" style:justify-single-word="false" style:writing-mode="lr-tb"/>
      <style:text-properties fo:font-variant="normal" fo:text-transform="none" fo:font-size="18pt" style:font-size-asian="18pt"/>
    </style:style>
    <style:style style:name="Alcím_20_új_20_oldalon" style:display-name="Alcím új oldalon" style:family="paragraph" style:parent-style-name="Subtitle" style:next-style-name="Text_20_body" style:default-outline-level="">
      <style:paragraph-properties fo:margin-top="0cm" fo:margin-bottom="0.25cm" fo:text-align="start" style:justify-single-word="false" fo:break-before="page" style:writing-mode="lr-tb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501cm" fo:margin-bottom="0.247cm" fo:text-align="start" style:justify-single-word="false" style:writing-mode="lr-tb"/>
      <style:text-properties fo:font-variant="small-caps" fo:font-size="12pt" fo:font-weight="normal" style:font-size-asian="12pt" style:font-weight-asian="normal" style:font-size-complex="10.5pt" style:font-weight-complex="normal"/>
    </style:style>
    <style:style style:name="List_20_2" style:display-name="List 2" style:family="paragraph" style:parent-style-name="List" style:default-outline-level="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default-outline-level="" style:class="list">
      <style:paragraph-properties fo:margin-left="0.635cm" fo:margin-right="0cm" fo:margin-top="0cm" fo:margin-bottom="0.212cm" fo:text-indent="-0.635cm" style:auto-text-indent="false"/>
    </style:style>
    <style:style style:name="Quotations" style:family="paragraph" style:parent-style-name="Text_20_body" style:default-outline-level="" style:class="html">
      <style:paragraph-properties fo:margin-left="1cm" fo:margin-right="1cm" fo:margin-top="0.247cm" fo:margin-bottom="0.247cm" fo:text-align="justify" style:justify-single-word="false" fo:text-indent="0cm" style:auto-text-indent="false" style:writing-mode="lr-tb"/>
      <style:text-properties fo:font-style="italic" style:font-style-asian="italic"/>
    </style:style>
    <style:style style:name="Signature" style:family="paragraph" style:next-style-name="Egy_20_aláíráshely_20_alá_20_név" style:default-outline-level="" style:class="text">
      <style:paragraph-properties fo:margin-top="0cm" fo:margin-bottom="0cm" fo:text-align="start" style:justify-single-word="false" text:number-lines="false" text:line-number="0" style:writing-mode="lr-tb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align="start" style:justify-single-word="false" fo:text-indent="0.499cm" style:auto-text-indent="false" style:writing-mode="lr-tb"/>
    </style:style>
    <style:style style:name="Egy_20_aláíráshely_20_alá_20_név" style:display-name="Egy aláíráshely alá név" style:family="paragraph" style:parent-style-name="Üdvözlettel_2c__20_aláírások" style:next-style-name="Text_20_body" style:default-outline-level="">
      <style:paragraph-properties fo:margin-top="0cm" fo:margin-bottom="0.15cm" fo:text-align="start" style:justify-single-word="false" style:writing-mode="lr-tb">
        <style:tab-stops>
          <style:tab-stop style:position="12cm" style:type="center"/>
        </style:tab-stops>
      </style:paragraph-properties>
    </style:style>
    <style:style style:name="Két_20_aláíráshely" style:display-name="Két aláíráshely" style:family="paragraph" style:parent-style-name="Üdvözlettel_2c__20_aláírások" style:next-style-name="Két_20_aláíráshely_20_alá_20_név" style:default-outline-level="">
      <style:paragraph-properties fo:margin-top="1.002cm" fo:margin-bottom="0.148cm" fo:text-align="start" style:justify-single-word="false" style:writing-mode="lr-tb">
        <style:tab-stops>
          <style:tab-stop style:position="1cm"/>
          <style:tab-stop style:position="7.001cm" style:type="center" style:leader-style="solid" style:leader-text="_"/>
          <style:tab-stop style:position="8.999cm" style:type="center"/>
          <style:tab-stop style:position="15cm" style:type="center" style:leader-style="solid" style:leader-text="_"/>
        </style:tab-stops>
      </style:paragraph-properties>
    </style:style>
    <style:style style:name="Két_20_aláíráshely_20_alá_20_név" style:display-name="Két aláíráshely alá név" style:family="paragraph" style:parent-style-name="Üdvözlettel_2c__20_aláírások" style:next-style-name="Text_20_body" style:default-outline-level="">
      <style:paragraph-properties fo:margin-top="0cm" fo:margin-bottom="0.15cm" fo:text-align="start" style:justify-single-word="false" style:writing-mode="lr-tb">
        <style:tab-stops>
          <style:tab-stop style:position="4.001cm" style:type="center"/>
          <style:tab-stop style:position="12cm" style:type="center"/>
        </style:tab-stops>
      </style:paragraph-properties>
    </style:style>
    <style:style style:name="Jobbra_20_húzott" style:display-name="Jobbra húzott" style:family="paragraph" style:parent-style-name="Text_20_body" style:default-outline-level="">
      <style:paragraph-properties fo:margin-left="7.5cm" fo:margin-right="0cm" fo:margin-top="0cm" fo:margin-bottom="0.25cm" fo:line-height="100%" fo:text-align="start" style:justify-single-word="false" fo:text-indent="0cm" style:auto-text-indent="false" style:writing-mode="lr-tb">
        <style:tab-stops>
          <style:tab-stop style:position="2.499cm"/>
        </style:tab-stops>
      </style:paragraph-properties>
    </style:style>
    <style:style style:name="Egy_20_aláíráshely" style:display-name="Egy aláíráshely" style:family="paragraph" style:parent-style-name="Üdvözlettel_2c__20_aláírások" style:next-style-name="Egy_20_aláíráshely_20_alá_20_név" style:default-outline-level="">
      <style:paragraph-properties fo:margin-top="1.002cm" fo:margin-bottom="0.148cm" fo:text-align="start" style:justify-single-word="false" style:writing-mode="lr-tb">
        <style:tab-stops>
          <style:tab-stop style:position="8.999cm"/>
          <style:tab-stop style:position="15cm" style:type="center" style:leader-style="solid" style:leader-text="_"/>
        </style:tab-stops>
      </style:paragraph-properties>
    </style:style>
    <style:style style:name="Választható_20_további_20_stílusok" style:display-name="Választható további stílusok" style:family="paragraph" style:parent-style-name="Standard" style:default-outline-level="">
      <style:paragraph-properties fo:text-align="start" style:justify-single-word="false" style:writing-mode="lr-tb">
        <style:tab-stops/>
      </style:paragraph-properties>
    </style:style>
    <style:style style:name="Header_20_right" style:display-name="Header right" style:family="paragraph" style:parent-style-name="Választható_20_további_20_stílusok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Választható_20_további_20_stílusok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Választható_20_további_20_stílusok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Választható_20_további_20_stílusok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Választható_20_további_20_stílusok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Választható_20_további_20_stílusok" style:next-style-name="List_20_Contents" style:default-outline-level="" style:class="html">
      <style:paragraph-properties fo:margin-left="0cm" fo:margin-right="0cm" fo:text-indent="0cm" style:auto-text-indent="false"/>
    </style:style>
    <style:style style:name="Footnote" style:family="paragraph" style:parent-style-name="Választható_20_további_20_stílusok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Választható_20_további_20_stílusok" style:default-outline-level="" style:class="extra"/>
    <style:style style:name="Header" style:family="paragraph" style:parent-style-name="Választható_20_további_20_stílusok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Választható_20_további_20_stílusok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Választható_20_további_20_stílusok" style:default-outline-level="" style:class="html">
      <style:paragraph-properties fo:margin-top="0cm" fo:margin-bottom="0cm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ovábbi_20_címsorok" style:display-name="További címsorok" style:family="paragraph" style:parent-style-name="Heading" style:default-outline-level="">
      <style:paragraph-properties fo:text-align="start" style:justify-single-word="false" style:writing-mode="lr-tb"/>
    </style:style>
    <style:style style:name="TOA_20_Heading" style:display-name="TOA Heading" style:family="paragraph" style:parent-style-name="További_20_címsorok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További_20_címsorok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ovábbi_20_címsorok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További_20_címsorok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of_20_Authorities" style:display-name="Table of Authorities" style:family="paragraph" style:parent-style-name="További_20_címsorok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ovábbi_20_címsorok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További_20_címsorok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Választható_20_további_20_stílusok" style:default-outline-level="" style:class="extra">
      <style:paragraph-properties fo:margin-top="0cm" fo:margin-bottom="0.106cm" text:number-lines="false" text:line-number="0"/>
    </style:style>
    <style:style style:name="Sender" style:family="paragraph" style:parent-style-name="Választható_20_további_20_stílusok" style:default-outline-level="" style:class="extra">
      <style:paragraph-properties fo:margin-top="0cm" fo:margin-bottom="0.106cm" text:number-lines="false" text:line-number="0"/>
    </style:style>
    <style:style style:name="Salutation" style:family="paragraph" style:parent-style-name="Választható_20_további_20_stílusok" style:default-outline-level="" style:class="text">
      <style:paragraph-properties text:number-lines="false" text:line-number="0"/>
    </style:style>
    <style:style style:name="Endnote" style:family="paragraph" style:parent-style-name="Választható_20_további_20_stílusok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Választható_20_további_20_stílusok" style:next-style-name="Text_20_body" style:default-outline-level="" style:class="html">
      <style:paragraph-properties fo:margin-top="0cm" fo:margin-bottom="0.499cm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Választható_20_további_20_stílusok" style:default-outline-level="" style:class="extra">
      <style:paragraph-properties text:number-lines="false" text:line-number="0"/>
    </style:style>
    <style:style style:name="Üdvözlettel" style:family="paragraph" style:parent-style-name="Üdvözlettel_2c__20_aláírások" style:next-style-name="Üdvözlettel_20_alatt_20_név_20_és_20_cím" style:default-outline-level="">
      <style:paragraph-properties fo:margin-left="8.999cm" fo:margin-right="0cm" fo:margin-top="0.499cm" fo:margin-bottom="0.101cm" fo:text-align="start" style:justify-single-word="false" fo:text-indent="0cm" style:auto-text-indent="false" style:writing-mode="lr-tb"/>
      <style:text-properties fo:font-weight="bold" style:font-weight-asian="bold"/>
    </style:style>
    <style:style style:name="Üdvözlettel_20_alatt_20_név_20_és_20_cím" style:display-name="Üdvözlettel alatt név és cím" style:family="paragraph" style:parent-style-name="Üdvözlettel_2c__20_aláírások" style:default-outline-level="">
      <style:paragraph-properties fo:margin-left="8.999cm" fo:margin-right="0cm" fo:margin-top="0.148cm" fo:margin-bottom="0.148cm" fo:line-height="100%" fo:text-align="start" style:justify-single-word="false" fo:text-indent="0cm" style:auto-text-indent="false" style:writing-mode="lr-tb">
        <style:tab-stops>
          <style:tab-stop style:position="3cm" style:type="center"/>
        </style:tab-stops>
      </style:paragraph-properties>
    </style:style>
    <style:style style:name="Üdvözlettel_2c__20_aláírások" style:display-name="Üdvözlettel, aláírások" style:family="paragraph" style:parent-style-name="Standard" style:default-outline-level="">
      <style:paragraph-properties fo:text-align="start" style:justify-single-word="false" style:writing-mode="lr-tb"/>
    </style:style>
    <style:style style:name="Alcím_20__28_kisbetűs_29__20_új_20_oldalon" style:display-name="Alcím (kisbetűs) új oldalon" style:family="paragraph" style:parent-style-name="Alcím_20__28_kisbetűs_29_" style:next-style-name="Text_20_body" style:default-outline-level="">
      <style:paragraph-properties fo:margin-top="0cm" fo:margin-bottom="0.25cm" fo:text-align="start" style:justify-single-word="false" fo:break-before="page" style:writing-mode="lr-tb"/>
    </style:style>
    <style:style style:name="Dokumentumtípus_20_neve" style:display-name="Dokumentumtípus neve" style:family="paragraph" style:parent-style-name="Heading" style:next-style-name="Text_20_body" style:default-outline-level="">
      <style:paragraph-properties fo:margin-top="0.501cm" fo:margin-bottom="0.501cm" fo:text-align="center" style:justify-single-word="false" style:writing-mode="lr-tb"/>
      <style:text-properties fo:text-transform="uppercase" style:text-underline-style="solid" style:text-underline-width="auto" style:text-underline-color="font-color" fo:font-weight="bold" style:font-weight-asian="bold"/>
    </style:style>
    <style:style style:name="Kiegészítő_20_végjegyzetek" style:display-name="Kiegészítő végjegyzetek" style:family="paragraph" style:parent-style-name="Üdvözlettel_2c__20_aláírások" style:default-outline-level="">
      <style:paragraph-properties fo:margin-left="1cm" fo:margin-right="0cm" fo:margin-top="0cm" fo:margin-bottom="0.15cm" fo:text-align="start" style:justify-single-word="false" fo:text-indent="0cm" style:auto-text-indent="false" style:writing-mode="lr-tb">
        <style:tab-stops>
          <style:tab-stop style:position="2.499cm"/>
        </style:tab-stops>
      </style:paragraph-properties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ovábbi_20_szövegtörzs_20_stílusok" style:display-name="További szövegtörzs stílusok" style:family="paragraph" style:parent-style-name="Text_20_body" style:default-outline-level="">
      <style:paragraph-properties fo:text-align="start" style:justify-single-word="false" style:writing-mode="lr-tb"/>
    </style:style>
    <style:style style:name="Annotation_20_Text" style:display-name="Annotation Text" style:family="paragraph" style:parent-style-name="További_20_szövegtörzs_20_stílusok" style:default-outline-level="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ovábbi_20_szövegtörzs_20_stílusok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DocumentMap" style:family="paragraph" style:default-outline-level="">
      <style:paragraph-properties fo:text-align="start" style:justify-single-word="false" fo:orphans="2" fo:widows="2" style:punctuation-wrap="simple" style:vertical-align="auto" style:writing-mode="lr-tb"/>
      <style:text-properties style:use-window-font-color="true" style:font-name="Arial" fo:font-family="Arial" style:font-family-generic="roman" style:font-pitch="variable" fo:font-size="10pt" fo:language="hu" fo:country="HU" style:letter-kerning="true" style:font-name-asian="SimSun" style:font-family-asian="SimSun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style:text-underline-style="solid" style:text-underline-width="auto" style:text-underline-color="font-color" style:font-style-asian="normal" style:font-style-complex="italic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0:08:14.915000000</meta:creation-date>
    <dc:language>hu-HU</dc:language>
    <meta:editing-cycles>2</meta:editing-cycles>
    <meta:editing-duration>PT3M15S</meta:editing-duration>
    <meta:generator>LibreOffice/6.2.5.2$Windows_X86_64 LibreOffice_project/1ec314fa52f458adc18c4f025c545a4e8b22c159</meta:generator>
    <dc:title>new_defualt</dc:title>
    <meta:initial-creator>Tóth Tünde</meta:initial-creator>
    <dc:date>2020-04-22T10:21:42.941000000</dc:date>
    <dc:creator>Tóth Tünde</dc:cre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tock" chart:style-name="ch1">
        <chart:legend chart:legend-position="end" svg:x="13.243cm" svg:y="3.959cm" style:legend-expansion="high" chart:style-name="ch2"/>
        <chart:plot-area chart:style-name="ch3" chart:data-source-has-labels="both" svg:x="0.319cm" svg:y="0.179cm" svg:width="12.605cm" svg:height="8.641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5" chart:label-cell-address="local-table.$B$1" chart:class="chart:bar">
            <chart:data-point chart:repeated="4"/>
          </chart:series>
          <chart:series chart:values-cell-range-address="local-table.$C$2:.$C$5" chart:label-cell-address="local-table.$C$1" chart:attached-axis="secondary-y">
            <chart:data-point/>
          </chart:series>
          <chart:series chart:values-cell-range-address="local-table.$D$2:.$D$5" chart:label-cell-address="local-table.$D$1" chart:attached-axis="secondary-y">
            <chart:data-point/>
          </chart:series>
          <chart:series chart:attached-axis="second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oszlop</text:p>
              </table:table-cell>
              <table:table-cell office:value-type="string">
                <text:p>2. oszlop</text:p>
              </table:table-cell>
              <table:table-cell office:value-type="string">
                <text:p>3. oszlop</text:p>
              </table:table-cell>
            </table:table-row>
          </table:table-header-rows>
          <table:table-rows>
            <table:table-row>
              <table:table-cell office:value-type="string">
                <text:p>1. sor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. sor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. sor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. sor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styles/>
</office:document-styles>
</file>